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2d4db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text-underline-style="solid" style:text-underline-width="auto" style:text-underline-color="font-color" officeooo:paragraph-rsid="0012d4db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1pt" fo:font-weight="bold" officeooo:paragraph-rsid="0012d4db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 officeooo:rsid="0012d4db"/>
    </style:style>
    <style:style style:name="T3" style:family="text">
      <style:text-properties fo:font-variant="normal" fo:text-transform="none" fo:color="#000000" style:font-name="arial" fo:font-size="9.75pt" fo:letter-spacing="normal" fo:font-style="normal" officeooo:rsid="0012d4db"/>
    </style:style>
    <style:style style:name="T4" style:family="text">
      <style:text-properties fo:font-variant="normal" fo:text-transform="none" fo:color="#000000" style:font-name="arial" fo:letter-spacing="normal" fo:font-style="normal" officeooo:rsid="0012d4db"/>
    </style:style>
    <style:style style:name="T5" style:family="text">
      <style:text-properties fo:font-variant="normal" fo:text-transform="none" fo:color="#0000cc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Notes:</text:span></text:p>
      <text:p text:style-name="P2"><text:span text:style-name="T2"/></text:p>
      <text:p text:style-name="P3"><text:span text:style-name="T2">Mar 1, 2011</text:span></text:p>
      <text:p text:style-name="P1"><text:span text:style-name="T1">Web15 ContEd<text:line-break/></text:span><text:a xlink:type="simple" xlink:href="http://edu20.org/" office:target-frame-name="_blank" xlink:show="new"><text:span text:style-name="T5">edu20.org</text:span></text:a><text:span text:style-name="T1"><text:line-break/>johnabbottstudent<text:line-break/>classid = 38809<text:line-break/>pwd: Internet24-26<text:line-break/>SID = 1195684<text:line-break/>classes =&gt; resources =&gt; { everything}<text:line-break/>My group: Nicole, Marty, Cary<text:line-break/></text:span><text:a xlink:type="simple" xlink:href="http://typewith.me/web15Ass1nicolemartycarylukeFIZNXnEnYg" office:target-frame-name="_blank" xlink:show="new"><text:span text:style-name="T5">http://typewith.me/web15Ass1nicolemartycarylukeFIZNXnEnYg</text:span></text:a><text:span text:style-name="T1"><text:line-break/></text:span><text:a xlink:type="simple" xlink:href="http://www.speedtest.net/index.php" office:target-frame-name="_blank" xlink:show="new"><text:span text:style-name="T5">www.speedtest.net/index.php</text:span></text:a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e </meta:initial-creator>
    <meta:creation-date>2011-03-01T21:41:29</meta:creation-date>
    <meta:document-statistic meta:table-count="0" meta:image-count="0" meta:object-count="0" meta:page-count="1" meta:paragraph-count="3" meta:word-count="29" meta:character-count="260"/>
    <dc:date>2011-03-02T00:15:11</dc:date>
    <dc:creator>Luke </dc:creator>
    <meta:editing-duration>PT02H18M03S</meta:editing-duration>
    <meta:editing-cycles>1</meta:editing-cycles>
    <meta:generator>OpenOffice.org/3.2$Linux OpenOffice.org_project/320m19$Build-9505</meta:generator>
  </office:meta>
</office:document-meta>
</file>